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d24" officeooo:paragraph-rsid="00188d24"/>
    </style:style>
    <style:style style:name="P2" style:family="paragraph" style:parent-style-name="Standard">
      <style:text-properties officeooo:rsid="001c54d7" officeooo:paragraph-rsid="001c54d7"/>
    </style:style>
    <style:style style:name="P3" style:family="paragraph" style:parent-style-name="Standard">
      <style:text-properties officeooo:rsid="001d9252" officeooo:paragraph-rsid="001d9252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88d24" officeooo:paragraph-rsid="00188d24"/>
    </style:style>
    <style:style style:name="P5" style:family="paragraph" style:parent-style-name="Standard" style:list-style-name="L1">
      <style:text-properties officeooo:rsid="00188d24" officeooo:paragraph-rsid="00188d24"/>
    </style:style>
    <style:style style:name="P6" style:family="paragraph" style:parent-style-name="Standard" style:list-style-name="L2">
      <style:text-properties officeooo:rsid="00188d24" officeooo:paragraph-rsid="00188d24"/>
    </style:style>
    <style:style style:name="P7" style:family="paragraph" style:parent-style-name="Standard" style:list-style-name="L3">
      <style:text-properties officeooo:rsid="00188d24" officeooo:paragraph-rsid="00188d24"/>
    </style:style>
    <style:style style:name="P8" style:family="paragraph" style:parent-style-name="Standard" style:list-style-name="L4">
      <style:text-properties officeooo:rsid="00188d24" officeooo:paragraph-rsid="00188d24"/>
    </style:style>
    <style:style style:name="P9" style:family="paragraph" style:parent-style-name="Standard" style:list-style-name="L4">
      <style:text-properties officeooo:rsid="001a6ed1" officeooo:paragraph-rsid="001a6ed1"/>
    </style:style>
    <style:style style:name="P10" style:family="paragraph" style:parent-style-name="Standard" style:list-style-name="L5">
      <style:text-properties officeooo:rsid="001c54d7" officeooo:paragraph-rsid="001c54d7"/>
    </style:style>
    <style:style style:name="P11" style:family="paragraph" style:parent-style-name="Standard" style:list-style-name="L5">
      <style:text-properties officeooo:rsid="001d9252" officeooo:paragraph-rsid="001d9252"/>
    </style:style>
    <style:style style:name="P12" style:family="paragraph" style:parent-style-name="Standard">
      <style:text-properties officeooo:rsid="001d9252" officeooo:paragraph-rsid="001d9252"/>
    </style:style>
    <style:style style:name="P13" style:family="paragraph" style:parent-style-name="Standard">
      <style:text-properties officeooo:rsid="00218ec4" officeooo:paragraph-rsid="00218ec4"/>
    </style:style>
    <style:style style:name="P14" style:family="paragraph" style:parent-style-name="Standard">
      <style:text-properties officeooo:rsid="0022ec65" officeooo:paragraph-rsid="0022ec65"/>
    </style:style>
    <style:style style:name="P15" style:family="paragraph" style:parent-style-name="Standard">
      <style:text-properties officeooo:rsid="0024a89f" officeooo:paragraph-rsid="0024a8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вый этап при проектировании системы автоматизации является детальное обследование технологического объекта либо его аналога.</text:p>
      <text:p text:style-name="P1">Цель осмотра — выявление предполагаемых источников эффективности создаваемых АСУ. Данный этап сводится к анализу и изучению действующих АСУ и самого объекта управления.</text:p>
      <text:p text:style-name="P1">Содержание работ:</text:p>
      <text:p text:style-name="P4">предварительное обследование:</text:p>
      <text:list xml:id="list145649133936647948" text:style-name="L1">
        <text:list-item>
          <text:p text:style-name="P5">выявление существующих недостатков действующей АСУ</text:p>
        </text:list-item>
        <text:list-item>
          <text:p text:style-name="P5">определение влияния этих недостатков на уменьшение эффективности</text:p>
        </text:list-item>
        <text:list-item>
          <text:p text:style-name="P5">определение причин возникновения недостатков</text:p>
        </text:list-item>
      </text:list>
      <text:p text:style-name="P1">методы:</text:p>
      <text:list xml:id="list2366066337948076366" text:style-name="L2">
        <text:list-item>
          <text:p text:style-name="P6">сбор и изучение материалов</text:p>
        </text:list-item>
        <text:list-item>
          <text:p text:style-name="P6">опрос персонала</text:p>
        </text:list-item>
        <text:list-item>
          <text:p text:style-name="P6">наблюдение</text:p>
        </text:list-item>
      </text:list>
      <text:p text:style-name="P1">основные задачи предварительного обследования:</text:p>
      <text:list xml:id="list8948767604794375257" text:style-name="L3">
        <text:list-item>
          <text:p text:style-name="P7">определение особенностей технологических процессов</text:p>
        </text:list-item>
        <text:list-item>
          <text:p text:style-name="P7">определение уровня автоматизации</text:p>
        </text:list-item>
        <text:list-item>
          <text:p text:style-name="P7">выявление организационной структуры технологического объекта</text:p>
        </text:list-item>
        <text:list-item>
          <text:p text:style-name="P7">определена структура оперативного управления технологического процесса</text:p>
        </text:list-item>
        <text:list-item>
          <text:p text:style-name="P7">получение данных для ориентировочного выбора комплекса технических средств АСУ.</text:p>
        </text:list-item>
      </text:list>
      <text:p text:style-name="P1">объекта внедрения АСУ проводится по двум направлениям: первое сбор материала для ТЭО и оформление его, а второе — сбор данных для выбора и обоснования технических средств и составление ТЗ на технические средства</text:p>
      <text:list xml:id="list5977433961703964552" text:style-name="L4">
        <text:list-item>
          <text:p text:style-name="P8">первое</text:p>
          <text:list>
            <text:list-item>
              <text:p text:style-name="P8">ознакомление с объектом</text:p>
            </text:list-item>
            <text:list-item>
              <text:p text:style-name="P8">изучение имеющихся мощностей технологического оборудования</text:p>
              <text:list>
                <text:list-item>
                  <text:p text:style-name="P8">определение мощности</text:p>
                </text:list-item>
                <text:list-item>
                  <text:p text:style-name="P8">режима работы</text:p>
                </text:list-item>
                <text:list-item>
                  <text:p text:style-name="P8">коэффициент сменности</text:p>
                </text:list-item>
                <text:list-item>
                  <text:p text:style-name="P8">загрузки и простой оборудования</text:p>
                </text:list-item>
                <text:list-item>
                  <text:p text:style-name="P8">особенности основного и вспомогат производства</text:p>
                </text:list-item>
              </text:list>
            </text:list-item>
            <text:list-item>
              <text:p text:style-name="P8">изучение методов использования материальных рес-ов и определение эффективности его использования</text:p>
            </text:list-item>
            <text:list-item>
              <text:p text:style-name="P8">подготовка отчета</text:p>
            </text:list-item>
          </text:list>
        </text:list-item>
        <text:list-item>
          <text:p text:style-name="P8">второе</text:p>
          <text:list>
            <text:list-item>
              <text:p text:style-name="P9">выявление организационной структуры и организация технических средств, определение объемов обрабатываемой оперативном персоналом информацией</text:p>
            </text:list-item>
            <text:list-item>
              <text:p text:style-name="P9"><text:s/>определение способов обмена информации между отдельными служащими</text:p>
            </text:list-item>
            <text:list-item>
              <text:p text:style-name="P9">определение основных направлений линий связи</text:p>
            </text:list-item>
            <text:list-item>
              <text:p text:style-name="P9">ознакомление существующей системы оперативной связи</text:p>
            </text:list-item>
            <text:list-item>
              <text:p text:style-name="P9">выяснение возможности установки датчиков</text:p>
            </text:list-item>
            <text:list-item>
              <text:p text:style-name="P9">определение уровня автоматизации технологич процессов</text:p>
            </text:list-item>
            <text:list-item>
              <text:p text:style-name="P9">определение эффективности использования энергоресурсов</text:p>
            </text:list-item>
            <text:list-item>
              <text:p text:style-name="P9">выяснение функциональных связей вспомогательных производств</text:p>
            </text:list-item>
            <text:list-item>
              <text:p text:style-name="P9">отчет</text:p>
            </text:list-item>
          </text:list>
        </text:list-item>
      </text:list>
      <text:p text:style-name="P2"/>
      <text:p text:style-name="P2">Проектирование структур АСУ</text:p>
      <text:p text:style-name="P2">Цель проектирования структуры АСУ: определение состава АСУ и системы взаимосвязи её основных частей</text:p>
      <text:p text:style-name="P2"><text:soft-page-break/>Основные задачи проектирования:</text:p>
      <text:list xml:id="list5939894230369545228" text:style-name="L5">
        <text:list-item>
          <text:p text:style-name="P10">выбор классификационных признаков для проектирования структуры</text:p>
        </text:list-item>
        <text:list-item>
          <text:p text:style-name="P10">выделение элементов АСУ в соответствии с признаками</text:p>
        </text:list-item>
        <text:list-item>
          <text:p text:style-name="P10">распределение общей задачи управления между средствами с одинаковым функциональным назначением</text:p>
        </text:list-item>
        <text:list-item>
          <text:p text:style-name="P10">объединение средств одинакового назначения для решения общей задачи управления</text:p>
        </text:list-item>
        <text:list-item>
          <text:p text:style-name="P10">определение каналов связи элементов АСУ</text:p>
        </text:list-item>
        <text:list-item>
          <text:p text:style-name="P11">подготовка исходных данных для выбора комплекса технических средств</text:p>
        </text:list-item>
        <text:list-item>
          <text:p text:style-name="P11">выбор элементов одинакового функционального назначения</text:p>
        </text:list-item>
        <text:list-item>
          <text:p text:style-name="P11">подготовка исходных данных для составления смет</text:p>
        </text:list-item>
      </text:list>
      <text:p text:style-name="P3">Любая система управления может быть представлена в виде одной из структур: а)конструктивной, б)функциональной, в) алгоритмической, д) информационной, ж) технической, г) организационной</text:p>
      <text:p text:style-name="P3">В конструктивной структуре каждая её часть представляет собой самостоятельное конструктивное целое. </text:p>
      <text:p text:style-name="P3">Предназначена для выполнения важных функций. </text:p>
      <text:p text:style-name="P3">В алгоритмической структуре каждая часть предназначена для выполнения определенного алгоритма преобразование входной величины являющейся часть алгоритма функционрирования в целом.</text:p>
      <text:p text:style-name="P3">В организационной структуре каждая ее часть представляет собой субъекта или совокупность субъектов управления.</text:p>
      <text:p text:style-name="P3">В информационной структуре каждая часть представляет собой источник или приемник информации циркулирующей в системе управления</text:p>
      <text:p text:style-name="P3">В технической структуре каждая часть представляет техническое средство.</text:p>
      <text:p text:style-name="P3"/>
      <text:p text:style-name="P13">История развития и перспективы САПР</text:p>
      <text:p text:style-name="P13">началось всё с языка фортран</text:p>
      <text:p text:style-name="P13">САПР явилась ответом на вопрос технической революции</text:p>
      <text:p text:style-name="P14">Можно расзделить историю развития САПР на десятилетия</text:p>
      <text:p text:style-name="P14">50-е попытка с помощью языков обработки геометрической информации</text:p>
      <text:p text:style-name="P14">60-е появление автоматизации программирования обработки деталей</text:p>
      <text:p text:style-name="P14">70-е появление </text:p>
      <text:p text:style-name="P14">80-е микрокомпьютеры, микрочипы, первые работы в области 3д моделирования</text:p>
      <text:p text:style-name="P14">90-е появление промышленного САПР, характеризуются интеграцией САПР с ИС, с АСУ</text:p>
      <text:p text:style-name="P14"/>
      <text:p text:style-name="P15">Достоинства и недостатки</text:p>
      <text:p text:style-name="P15">1. быстрое выполнение чертежей</text:p>
      <text:p text:style-name="P15">2. ускорение работы конструктора, ускорение выпуска продукции на рынок</text:p>
      <text:p text:style-name="P15">3. Повышение точности выполнения, повышение качества</text:p>
      <text:p text:style-name="P15">4. многократное использования чертежа</text:p>
      <text:p text:style-name="P15">5. ускорение расчетов и анализов при проектировании</text:p>
      <text:p text:style-name="P15">6. понижение затрат на обновление</text:p>
      <text:p text:style-name="P15">7. использование средств комплексного моделирования</text:p>
      <text:p text:style-name="P15">8. интеграция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7:54:49.652435205</meta:creation-date>
    <dc:date>2015-02-02T19:51:04.863863094</dc:date>
    <meta:editing-duration>PT30M35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74" meta:word-count="522" meta:character-count="4289" meta:non-whitespace-character-count="3874"/>
  </office:meta>
</office:document-meta>
</file>